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b7c7" officeooo:paragraph-rsid="0008b7c7"/>
    </style:style>
    <style:style style:name="P2" style:family="paragraph" style:parent-style-name="Text_20_body" style:list-style-name="L1">
      <style:text-properties style:text-line-through-style="solid" style:text-line-through-type="single" officeooo:rsid="0008b7c7" officeooo:paragraph-rsid="0008b7c7"/>
    </style:style>
    <style:style style:name="P3" style:family="paragraph" style:parent-style-name="Text_20_body" style:list-style-name="L1">
      <style:text-properties style:text-line-through-style="solid" style:text-line-through-type="single" officeooo:rsid="000b57a9" officeooo:paragraph-rsid="000b57a9"/>
    </style:style>
    <style:style style:name="P4" style:family="paragraph" style:parent-style-name="Text_20_body" style:list-style-name="L1">
      <style:text-properties style:text-line-through-style="solid" style:text-line-through-type="single" officeooo:rsid="000b6dca" officeooo:paragraph-rsid="000d91d4"/>
    </style:style>
    <style:style style:name="P5" style:family="paragraph" style:parent-style-name="Text_20_body" style:list-style-name="L1">
      <style:text-properties officeooo:rsid="0008b7c7" officeooo:paragraph-rsid="0008b7c7"/>
    </style:style>
    <style:style style:name="P6" style:family="paragraph" style:parent-style-name="Text_20_body" style:list-style-name="L1">
      <style:text-properties officeooo:rsid="000b6dca" officeooo:paragraph-rsid="000b6dca"/>
    </style:style>
    <style:style style:name="P7" style:family="paragraph" style:parent-style-name="Text_20_body" style:list-style-name="L1">
      <style:text-properties style:text-line-through-style="none" style:text-line-through-type="none" officeooo:rsid="000d91d4" officeooo:paragraph-rsid="000d91d4"/>
    </style:style>
    <style:style style:name="P8" style:family="paragraph" style:parent-style-name="Text_20_body" style:list-style-name="L1">
      <style:text-properties style:text-line-through-style="none" style:text-line-through-type="none" officeooo:rsid="000df879" officeooo:paragraph-rsid="000df879"/>
    </style:style>
    <style:style style:name="P9" style:family="paragraph" style:parent-style-name="Text_20_body" style:list-style-name="L1">
      <style:text-properties style:text-line-through-style="none" style:text-line-through-type="none" officeooo:rsid="001032c4" officeooo:paragraph-rsid="001032c4"/>
    </style:style>
    <style:style style:name="T1" style:family="text">
      <style:text-properties officeooo:rsid="00103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Tasks Outstanding</text:h>
      <text:list xml:id="list288895214" text:style-name="L1">
        <text:list-item>
          <text:p text:style-name="P2">Output strings to indicate to user script progress</text:p>
        </text:list-item>
        <text:list-item>
          <text:p text:style-name="P2">Save plots to script output folder</text:p>
        </text:list-item>
        <text:list-item>
          <text:p text:style-name="P3">format plots</text:p>
        </text:list-item>
        <text:list-item>
          <text:p text:style-name="P4">references – additional references were added o 20/04/2023 – go through script and cross check references in the README.md</text:p>
        </text:list-item>
        <text:list-item>
          <text:p text:style-name="P9">script outputs section to be updated</text:p>
        </text:list-item>
        <text:list-item>
          <text:p text:style-name="P9">check links</text:p>
        </text:list-item>
        <text:list-item>
          <text:p text:style-name="P8">READM.md – what the script does</text:p>
        </text:list-item>
        <text:list-item>
          <text:p text:style-name="P7">Go through commentary <text:span text:style-name="T1">in script</text:span></text:p>
        </text:list-item>
        <text:list-item>
          <text:p text:style-name="P7">consider – ds.info() - geeksforgeeks</text:p>
        </text:list-item>
        <text:list-item>
          <text:p text:style-name="P5">Functions – what if any function can be created:</text:p>
          <text:list>
            <text:list-item>
              <text:p text:style-name="P5">function to save dataframes to formatted tables with plotly – leave until the end as hasn’t worked out well to date doing this</text:p>
            </text:list-item>
            <text:list-item>
              <text:p text:style-name="P5">function to actually create the tables</text:p>
            </text:list-item>
          </text:list>
        </text:list-item>
        <text:list-item>
          <text:p text:style-name="P5">Output all summaries to txt document – use append command to do this</text:p>
        </text:list-item>
        <text:list-item>
          <text:p text:style-name="P5">Move data summary output to text to the end and include all outputs</text:p>
        </text:list-item>
        <text:list-item>
          <text:p text:style-name="P6">script desdcription in comments at top – put in more details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27:14.209524492</meta:creation-date>
    <dc:date>2023-04-22T15:10:53.808857427</dc:date>
    <meta:editing-duration>PT9H44M2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45" meta:character-count="811" meta:non-whitespace-character-count="690"/>
  </office:meta>
</office:document-meta>
</file>